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82cm"/>
    </style:style>
    <style:style style:name="co4" style:family="table-column">
      <style:table-column-properties fo:break-before="auto" style:column-width="4.93cm"/>
    </style:style>
    <style:style style:name="co5" style:family="table-column">
      <style:table-column-properties fo:break-before="auto" style:column-width="6.809cm"/>
    </style:style>
    <style:style style:name="co6" style:family="table-column">
      <style:table-column-properties fo:break-before="auto" style:column-width="3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8" style:family="table-cell" style:parent-style-name="Default" style:data-style-name="N36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6377" table:default-cell-style-name="ce2"/>
        <table:table-row table:style-name="ro1"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Data Inicio</text:p>
          </table:table-cell>
          <table:table-cell table:style-name="ce1" office:value-type="string" calcext:value-type="string">
            <text:p>Data fim</text:p>
          </table:table-cell>
          <table:table-cell table:style-name="ce9" office:value-type="string" calcext:value-type="string">
            <text:p>Descrição</text:p>
          </table:table-cell>
          <table:table-cell table:style-name="ce9" office:value-type="string" calcext:value-type="string">
            <text:p>Aula 1 de laboratório </text:p>
          </table:table-cell>
          <table:table-cell table:style-name="ce9" office:value-type="string" calcext:value-type="string">
            <text:p>Aula 2 de laboratório </text:p>
          </table:table-cell>
          <table:table-cell table:style-name="ce9" office:value-type="string" calcext:value-type="string">
            <text:p>Aula Teórica </text:p>
          </table:table-cell>
          <table:table-cell table:style-name="ce5" table:number-columns-repeated="1637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date" office:date-value="2024-09-09" calcext:value-type="date">
            <text:p>09-09-2024</text:p>
          </table:table-cell>
          <table:table-cell table:style-name="ce8" table:formula="of:=[.B2]+6" office:value-type="date" office:date-value="2024-09-15" calcext:value-type="date">
            <text:p>15-09-2024</text:p>
          </table:table-cell>
          <table:table-cell table:style-name="ce10" office:value-type="string" calcext:value-type="string">
            <text:p>Introdução</text:p>
          </table:table-cell>
          <table:table-cell table:style-name="ce13" office:value-type="string" calcext:value-type="string">
            <text:p>1. Apresentação UC</text:p>
            <text:p><text:span text:style-name="T1">2. Exemplos de sistemas de controlo: sistemas mecânicos, sistemas elétricos, sistemas térmicos</text:span></text:p>
            <text:p><text:span text:style-name="T1">3. Diagrama de bloco de um sistema de controlo com realimentação </text:span></text:p>
            <text:p><text:span text:style-name="T1">4. Metodologia: Identificação (modelar), simulação, controlar </text:span></text:p>
            <text:p/>
          </table:table-cell>
          <table:table-cell table:style-name="ce13" office:value-type="string" calcext:value-type="string">
            <text:p>5. Demo Jupyter</text:p>
            <text:p>6. Instalar</text:p>
            <text:p>7. Exemplos: math, cruise</text:p>
          </table:table-cell>
          <table:table-cell table:style-name="ce13" office:value-type="string" calcext:value-type="string">
            <text:p>7. Identificação sistemas, ODE 1st, ODE2nd, resolver via Laplace, função transferência, resposta Exemplos: mecanica, eletronica, eletro mecanico (motor dc), Simulação</text:p>
            <text:p/>
          </table:table-cell>
          <table:table-cell table:number-columns-repeated="1637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table:formula="of:=[.B2]+7" office:value-type="date" office:date-value="2024-09-16" calcext:value-type="date">
            <text:p>16-09-2024</text:p>
          </table:table-cell>
          <table:table-cell table:style-name="ce8" table:formula="of:=[.B3]+6" office:value-type="date" office:date-value="2024-09-22" calcext:value-type="date">
            <text:p>22-09-2024</text:p>
          </table:table-cell>
          <table:table-cell table:style-name="ce10" office:value-type="string" calcext:value-type="string">
            <text:p>Introdução </text:p>
          </table:table-cell>
          <table:table-cell table:style-name="ce13" office:value-type="string" calcext:value-type="string">
            <text:p>Teórica (Cont)</text:p>
            <text:p>Variáveis de estado, Linearização</text:p>
          </table:table-cell>
          <table:table-cell table:style-name="ce10" office:value-type="string" calcext:value-type="string">
            <text:p>Jupyter, Motor dc, Motor servo, Arduino</text:p>
          </table:table-cell>
          <table:table-cell table:style-name="ce13" office:value-type="string" calcext:value-type="string">
            <text:p><text:span text:style-name="T1">Teoria aeropêndulo, controlo PID, </text:span></text:p>
            <text:p>Metodologia</text:p>
          </table:table-cell>
          <table:table-cell table:number-columns-repeated="16377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8" table:formula="of:=[.B3]+7" office:value-type="date" office:date-value="2024-09-23" calcext:value-type="date">
            <text:p>23-09-2024</text:p>
          </table:table-cell>
          <table:table-cell table:style-name="ce8" table:formula="of:=[.B4]+6" office:value-type="date" office:date-value="2024-09-29" calcext:value-type="date">
            <text:p>29-09-2024</text:p>
          </table:table-cell>
          <table:table-cell table:style-name="ce11" office:value-type="string" calcext:value-type="string">
            <text:p>Lançamento Trabalho Prático 1 (T1)</text:p>
          </table:table-cell>
          <table:table-cell table:number-columns-repeated="2" table:style-name="ce10" office:value-type="string" calcext:value-type="string">
            <text:p>Aeropêndulo</text:p>
          </table:table-cell>
          <table:table-cell table:style-name="ce13" office:value-type="string" calcext:value-type="string">
            <text:p><text:span text:style-name="T1">Teoria pêndulo invertido</text:span></text:p>
            <text:p><text:span text:style-name="T1">Instrumentação/Ferramentas pyvisa</text:span></text:p>
          </table:table-cell>
          <table:table-cell table:number-columns-repeated="16377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table:formula="of:=[.B4]+7" office:value-type="date" office:date-value="2024-09-30" calcext:value-type="date">
            <text:p>30-09-2024</text:p>
          </table:table-cell>
          <table:table-cell table:style-name="ce8" table:formula="of:=[.B5]+6" office:value-type="date" office:date-value="2024-10-06" calcext:value-type="date">
            <text:p>06-10-2024</text:p>
          </table:table-cell>
          <table:table-cell table:style-name="ce10"/>
          <table:table-cell table:number-columns-repeated="2" table:style-name="ce10" office:value-type="string" calcext:value-type="string">
            <text:p>Aeropêndulo</text:p>
          </table:table-cell>
          <table:table-cell table:style-name="ce13" office:value-type="string" calcext:value-type="string">
            <text:p><text:span text:style-name="T1">Teoria pêndulo invertido</text:span></text:p>
            <text:p><text:span text:style-name="T1"/></text:p>
            <text:p><text:span text:style-name="T1">Ferramentas</text:span></text:p>
          </table:table-cell>
          <table:table-cell table:number-columns-repeated="1637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table:formula="of:=[.B5]+7" office:value-type="date" office:date-value="2024-10-07" calcext:value-type="date">
            <text:p>07-10-2024</text:p>
          </table:table-cell>
          <table:table-cell table:style-name="ce8" table:formula="of:=[.B6]+6" office:value-type="date" office:date-value="2024-10-13" calcext:value-type="date">
            <text:p>13-10-2024</text:p>
          </table:table-cell>
          <table:table-cell table:style-name="ce10"/>
          <table:table-cell table:number-columns-repeated="2" table:style-name="ce10" office:value-type="string" calcext:value-type="string">
            <text:p>Pêndulo Invertido Rotacional</text:p>
          </table:table-cell>
          <table:table-cell table:style-name="ce10" office:value-type="string" calcext:value-type="string">
            <text:p>Exercícios</text:p>
          </table:table-cell>
          <table:table-cell table:number-columns-repeated="1637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table:formula="of:=[.B6]+7" office:value-type="date" office:date-value="2024-10-14" calcext:value-type="date">
            <text:p>14-10-2024</text:p>
          </table:table-cell>
          <table:table-cell table:style-name="ce8" table:formula="of:=[.B7]+6" office:value-type="date" office:date-value="2024-10-20" calcext:value-type="date">
            <text:p>20-10-2024</text:p>
          </table:table-cell>
          <table:table-cell table:style-name="ce11" office:value-type="string" calcext:value-type="string">
            <text:p>Relatório &amp; Apresentação T1</text:p>
          </table:table-cell>
          <table:table-cell table:style-name="ce10" office:value-type="string" calcext:value-type="string">
            <text:p>Finalização T1</text:p>
          </table:table-cell>
          <table:table-cell table:style-name="ce9" office:value-type="string" calcext:value-type="string">
            <text:p>Apresentação T1</text:p>
          </table:table-cell>
          <table:table-cell table:style-name="ce9" office:value-type="string" calcext:value-type="string">
            <text:p>Teste 1</text:p>
          </table:table-cell>
          <table:table-cell table:number-columns-repeated="16377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8" table:formula="of:=[.B7]+7" office:value-type="date" office:date-value="2024-10-21" calcext:value-type="date">
            <text:p>21-10-2024</text:p>
          </table:table-cell>
          <table:table-cell table:style-name="ce8" table:formula="of:=[.B8]+6" office:value-type="date" office:date-value="2024-10-27" calcext:value-type="date">
            <text:p>27-10-2024</text:p>
          </table:table-cell>
          <table:table-cell table:style-name="ce11" office:value-type="string" calcext:value-type="string">
            <text:p>Lançamento Trabalho Prático 2 (T2)</text:p>
          </table:table-cell>
          <table:table-cell table:style-name="ce10" office:value-type="string" calcext:value-type="string">
            <text:p>Pololu Zumo, Cinematica</text:p>
          </table:table-cell>
          <table:table-cell table:style-name="ce14" office:value-type="string" calcext:value-type="string">
            <text:p>Pololu Zumo, IMU</text:p>
          </table:table-cell>
          <table:table-cell table:style-name="ce15" office:value-type="string" calcext:value-type="string">
            <text:p>Teoria do Pololu Zumo, cinematica, IMU</text:p>
          </table:table-cell>
          <table:table-cell table:number-columns-repeated="16377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8" table:formula="of:=[.B8]+7" office:value-type="date" office:date-value="2024-10-28" calcext:value-type="date">
            <text:p>28-10-2024</text:p>
          </table:table-cell>
          <table:table-cell table:style-name="ce8" table:formula="of:=[.B9]+6" office:value-type="date" office:date-value="2024-11-03" calcext:value-type="date">
            <text:p>03-11-2024</text:p>
          </table:table-cell>
          <table:table-cell table:style-name="ce11"/>
          <table:table-cell table:style-name="ce13" office:value-type="string" calcext:value-type="string">
            <text:p>Pololu Zumo, </text:p>
            <text:p>Problemas de Controlo</text:p>
          </table:table-cell>
          <table:table-cell table:style-name="ce13" office:value-type="string" calcext:value-type="string">
            <text:p>Pololu Zumo, </text:p>
            <text:p><text:span text:style-name="T1">Problemas de Controlo</text:span></text:p>
          </table:table-cell>
          <table:table-cell table:style-name="ce13" office:value-type="string" calcext:value-type="string">
            <text:p>IMU, Fusão sensores, </text:p>
            <text:p>Estimação, Filtro de Kalman</text:p>
          </table:table-cell>
          <table:table-cell table:number-columns-repeated="16377"/>
        </table:table-row>
        <table:table-row table:style-name="ro6">
          <table:table-cell table:style-name="ce6" office:value-type="float" office:value="9" calcext:value-type="float">
            <text:p>9</text:p>
          </table:table-cell>
          <table:table-cell table:style-name="ce8" table:formula="of:=[.B9]+7" office:value-type="date" office:date-value="2024-11-04" calcext:value-type="date">
            <text:p>04-11-2024</text:p>
          </table:table-cell>
          <table:table-cell table:style-name="ce8" table:formula="of:=[.B10]+6" office:value-type="date" office:date-value="2024-11-10" calcext:value-type="date">
            <text:p>10-11-2024</text:p>
          </table:table-cell>
          <table:table-cell table:style-name="ce11"/>
          <table:table-cell table:style-name="ce13" office:value-type="string" calcext:value-type="string">
            <text:p>Pololu Zumo, </text:p>
            <text:p>Problemas de Controlo</text:p>
          </table:table-cell>
          <table:table-cell table:style-name="ce13" office:value-type="string" calcext:value-type="string">
            <text:p>Pololu Zumo, </text:p>
            <text:p><text:span text:style-name="T1">Problemas de Controlo</text:span></text:p>
          </table:table-cell>
          <table:table-cell table:style-name="ce10" office:value-type="string" calcext:value-type="string">
            <text:p>Exercícios</text:p>
          </table:table-cell>
          <table:table-cell table:number-columns-repeated="1637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table:formula="of:=[.B10]+7" office:value-type="date" office:date-value="2024-11-11" calcext:value-type="date">
            <text:p>11-11-2024</text:p>
          </table:table-cell>
          <table:table-cell table:style-name="ce8" table:formula="of:=[.B11]+6" office:value-type="date" office:date-value="2024-11-17" calcext:value-type="date">
            <text:p>17-11-2024</text:p>
          </table:table-cell>
          <table:table-cell table:style-name="ce11" office:value-type="string" calcext:value-type="string">
            <text:p>Relatório &amp; Apresentação T2</text:p>
          </table:table-cell>
          <table:table-cell table:style-name="ce10" office:value-type="string" calcext:value-type="string">
            <text:p>Finalização T2</text:p>
          </table:table-cell>
          <table:table-cell table:style-name="ce9" office:value-type="string" calcext:value-type="string">
            <text:p>Apresentação T2</text:p>
          </table:table-cell>
          <table:table-cell table:style-name="ce9" office:value-type="string" calcext:value-type="string">
            <text:p>Teste 2</text:p>
          </table:table-cell>
          <table:table-cell table:number-columns-repeated="16377"/>
        </table:table-row>
        <table:table-row table:style-name="ro6">
          <table:table-cell table:style-name="ce6" office:value-type="float" office:value="11" calcext:value-type="float">
            <text:p>11</text:p>
          </table:table-cell>
          <table:table-cell table:style-name="ce8" table:formula="of:=[.B11]+7" office:value-type="date" office:date-value="2024-11-18" calcext:value-type="date">
            <text:p>18-11-2024</text:p>
          </table:table-cell>
          <table:table-cell table:style-name="ce8" table:formula="of:=[.B12]+6" office:value-type="date" office:date-value="2024-11-24" calcext:value-type="date">
            <text:p>24-11-2024</text:p>
          </table:table-cell>
          <table:table-cell table:style-name="ce11" office:value-type="string" calcext:value-type="string">
            <text:p>Lançamento Trabalho Prático 3 (T3)</text:p>
          </table:table-cell>
          <table:table-cell table:number-columns-repeated="2" table:style-name="ce10" office:value-type="string" calcext:value-type="string">
            <text:p>Projeto</text:p>
          </table:table-cell>
          <table:table-cell table:style-name="ce16" office:value-type="string" calcext:value-type="string">
            <text:p>Acompanhamento </text:p>
            <text:p>Teórico Projeto</text:p>
          </table:table-cell>
          <table:table-cell table:number-columns-repeated="16377"/>
        </table:table-row>
        <table:table-row table:style-name="ro6">
          <table:table-cell table:style-name="ce6" office:value-type="float" office:value="12" calcext:value-type="float">
            <text:p>12</text:p>
          </table:table-cell>
          <table:table-cell table:style-name="ce8" table:formula="of:=[.B12]+7" office:value-type="date" office:date-value="2024-11-25" calcext:value-type="date">
            <text:p>25-11-2024</text:p>
          </table:table-cell>
          <table:table-cell table:style-name="ce8" table:formula="of:=[.B13]+6" office:value-type="date" office:date-value="2024-12-01" calcext:value-type="date">
            <text:p>01-12-2024</text:p>
          </table:table-cell>
          <table:table-cell table:style-name="ce11"/>
          <table:table-cell table:number-columns-repeated="2" table:style-name="ce10" office:value-type="string" calcext:value-type="string">
            <text:p>Projeto</text:p>
          </table:table-cell>
          <table:table-cell table:style-name="ce16" office:value-type="string" calcext:value-type="string">
            <text:p>Acompanhamento </text:p>
            <text:p>Teórico Projeto</text:p>
          </table:table-cell>
          <table:table-cell table:number-columns-repeated="16377"/>
        </table:table-row>
        <table:table-row table:style-name="ro6">
          <table:table-cell table:style-name="ce6" office:value-type="float" office:value="13" calcext:value-type="float">
            <text:p>13</text:p>
          </table:table-cell>
          <table:table-cell table:style-name="ce8" table:formula="of:=[.B13]+7" office:value-type="date" office:date-value="2024-12-02" calcext:value-type="date">
            <text:p>02-12-2024</text:p>
          </table:table-cell>
          <table:table-cell table:style-name="ce8" table:formula="of:=[.B14]+6" office:value-type="date" office:date-value="2024-12-08" calcext:value-type="date">
            <text:p>08-12-2024</text:p>
          </table:table-cell>
          <table:table-cell table:style-name="ce11"/>
          <table:table-cell table:number-columns-repeated="2" table:style-name="ce10" office:value-type="string" calcext:value-type="string">
            <text:p>Projeto</text:p>
          </table:table-cell>
          <table:table-cell table:style-name="ce16" office:value-type="string" calcext:value-type="string">
            <text:p><text:span text:style-name="T1">Acompanhamento </text:span></text:p>
            <text:p><text:span text:style-name="T1">Teórico Projeto</text:span></text:p>
          </table:table-cell>
          <table:table-cell table:number-columns-repeated="16377"/>
        </table:table-row>
        <table:table-row table:style-name="ro6">
          <table:table-cell table:style-name="ce6" office:value-type="float" office:value="14" calcext:value-type="float">
            <text:p>14</text:p>
          </table:table-cell>
          <table:table-cell table:style-name="ce8" table:formula="of:=[.B14]+7" office:value-type="date" office:date-value="2024-12-09" calcext:value-type="date">
            <text:p>09-12-2024</text:p>
          </table:table-cell>
          <table:table-cell table:style-name="ce8" table:formula="of:=[.B15]+6" office:value-type="date" office:date-value="2024-12-15" calcext:value-type="date">
            <text:p>15-12-2024</text:p>
          </table:table-cell>
          <table:table-cell table:style-name="ce11"/>
          <table:table-cell table:number-columns-repeated="2" table:style-name="ce10" office:value-type="string" calcext:value-type="string">
            <text:p>Projeto</text:p>
          </table:table-cell>
          <table:table-cell table:style-name="ce13" office:value-type="string" calcext:value-type="string">
            <text:p><text:span text:style-name="T1">Acompanhamento </text:span></text:p>
            <text:p><text:span text:style-name="T1">Teórico Projeto</text:span></text:p>
          </table:table-cell>
          <table:table-cell table:number-columns-repeated="1637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table:formula="of:=[.B15]+7" office:value-type="date" office:date-value="2024-12-16" calcext:value-type="date">
            <text:p>16-12-2024</text:p>
          </table:table-cell>
          <table:table-cell table:style-name="ce8" table:formula="of:=[.B16]+5" office:value-type="date" office:date-value="2024-12-21" calcext:value-type="date">
            <text:p>21-12-2024</text:p>
          </table:table-cell>
          <table:table-cell table:style-name="ce11" office:value-type="string" calcext:value-type="string">
            <text:p>Relatório &amp; Apresentação T3</text:p>
          </table:table-cell>
          <table:table-cell table:style-name="ce10" office:value-type="string" calcext:value-type="string">
            <text:p>Finalização T3</text:p>
          </table:table-cell>
          <table:table-cell table:number-columns-repeated="2" table:style-name="ce9" office:value-type="string" calcext:value-type="string">
            <text:p>Apresentação T3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Período Exames</text:p>
          </table:table-cell>
          <table:table-cell table:style-name="ce8" office:value-type="date" office:date-value="2025-01-06" calcext:value-type="date">
            <text:p>06-01-2025</text:p>
          </table:table-cell>
          <table:table-cell table:style-name="ce8" office:value-type="date" office:date-value="2025-01-18" calcext:value-type="date">
            <text:p>18-01-2025</text:p>
          </table:table-cell>
          <table:table-cell table:style-name="ce10" office:value-type="string" calcext:value-type="string">
            <text:p>Época normal</text:p>
          </table:table-cell>
          <table:table-cell table:style-name="ce10" table:number-columns-repeated="3"/>
          <table:table-cell table:number-columns-repeated="16377"/>
        </table:table-row>
        <table:table-row table:style-name="ro1">
          <table:table-cell table:style-name="ce6" office:value-type="string" calcext:value-type="string">
            <text:p>Período Exames</text:p>
          </table:table-cell>
          <table:table-cell table:style-name="ce8" office:value-type="date" office:date-value="2025-01-20" calcext:value-type="date">
            <text:p>20-01-2025</text:p>
          </table:table-cell>
          <table:table-cell table:style-name="ce8" office:value-type="date" office:date-value="2025-02-01" calcext:value-type="date">
            <text:p>01-02-2025</text:p>
          </table:table-cell>
          <table:table-cell table:style-name="ce10" office:value-type="string" calcext:value-type="string">
            <text:p>Época de recurso </text:p>
          </table:table-cell>
          <table:table-cell table:style-name="ce10" table:number-columns-repeated="3"/>
          <table:table-cell table:number-columns-repeated="16377"/>
        </table:table-row>
        <table:table-row table:style-name="ro1">
          <table:table-cell table:style-name="ce6" office:value-type="string" calcext:value-type="string">
            <text:p>Período Exames</text:p>
          </table:table-cell>
          <table:table-cell table:style-name="ce8" office:value-type="date" office:date-value="2025-02-10" calcext:value-type="date">
            <text:p>10-02-2025</text:p>
          </table:table-cell>
          <table:table-cell table:style-name="ce8" office:value-type="date" office:date-value="2025-02-15" calcext:value-type="date">
            <text:p>15-02-2025</text:p>
          </table:table-cell>
          <table:table-cell table:style-name="ce10" office:value-type="string" calcext:value-type="string">
            <text:p>Época especial de inverno</text:p>
          </table:table-cell>
          <table:table-cell table:style-name="ce10" table:number-columns-repeated="3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-00-0000</text:date>, <text:time style:data-style-name="N2" text:time-value="08:14:57.4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1:12:34.339000000</meta:creation-date>
    <dc:date>2024-09-06T09:14:50.780000000</dc:date>
    <meta:editing-duration>PT8H52M26S</meta:editing-duration>
    <meta:editing-cycles>10</meta:editing-cycles>
    <meta:generator>LibreOffice/24.8.0.3$Windows_X86_64 LibreOffice_project/0bdf1299c94fe897b119f97f3c613e9dca6be583</meta:generator>
    <meta:document-statistic meta:table-count="1" meta:cell-count="117" meta:object-count="0"/>
  </office:meta>
</office:document-meta>
</file>